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P2" style:family="paragraph" style:parent-style-name="Standard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 fo:text-align="start" style:justify-single-word="false"/>
    </style:style>
    <style:style style:name="P7" style:family="paragraph" style:parent-style-name="Standard">
      <style:paragraph-properties fo:margin-left="1in" fo:margin-right="0in" fo:margin-top="0in" fo:margin-bottom="0in" fo:line-height="100%" fo:text-indent="0.5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8" style:family="paragraph" style:parent-style-name="Standard">
      <style:paragraph-properties fo:margin-left="1in" fo:margin-right="0in" fo:margin-top="0in" fo:margin-bottom="0in" fo:line-height="100%" fo:text-indent="0.5in" style:auto-text-indent="false"/>
    </style:style>
    <style:style style:name="P9" style:family="paragraph" style:parent-style-name="Standard" style:master-page-name="Standard">
      <style:paragraph-properties fo:margin-top="0in" fo:margin-bottom="0.0598in" style:line-height-at-least="0.0693in" fo:text-align="center" style:justify-single-word="false" style:page-number="auto"/>
      <style:text-properties style:font-name="Times New Roman" fo:font-size="19pt" fo:font-weight="bold" style:font-size-asian="19pt" style:font-weight-asian="bold" style:font-name-complex="Times New Roman" style:font-size-complex="19pt"/>
    </style:style>
    <style:style style:name="P10" style:family="paragraph" style:parent-style-name="Standard" style:list-style-name="WW8Num3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1" style:family="paragraph" style:parent-style-name="Standard" style:list-style-name="WW8Num1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2" style:family="paragraph" style:parent-style-name="Standard" style:list-style-name="WW8Num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3" style:family="paragraph" style:parent-style-name="Standard" style:list-style-name="WW8Num3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4" style:family="paragraph" style:parent-style-name="Standard" style:list-style-name="WW8Num1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5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style:text-underline-style="none" style:font-name-complex="Times New Roman"/>
    </style:style>
    <style:style style:name="P16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T1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" style:family="text"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T4" style:family="text">
      <style:text-properties style:font-name="Times New Roman" fo:font-size="11pt" style:font-size-asian="11pt" style:font-name-complex="Times New Roman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6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7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8" style:family="text">
      <style:text-properties style:font-name="Times New Roman" fo:font-size="11pt" fo:font-weight="normal" style:font-name-asian="Times New Roman1" style:font-size-asian="11pt" style:font-weight-asian="normal" style:font-name-complex="Times New Roman" style:font-size-complex="11pt" style:font-weight-complex="normal"/>
    </style:style>
    <style:style style:name="T9" style:family="text">
      <style:text-properties fo:color="#000000" style:font-name="Times New Roman" fo:font-size="16pt" style:text-underline-style="none" fo:font-weight="bold" style:font-size-asian="16pt" style:font-weight-asian="bold" style:font-name-complex="Times New Roman"/>
    </style:style>
    <style:style style:name="T10" style:family="text">
      <style:text-properties fo:color="#000000" style:font-name="Times New Roman" style:text-underline-style="none" style:font-name-complex="Times New Roman"/>
    </style:style>
    <style:style style:name="T11" style:family="text">
      <style:text-properties fo:color="#000000" style:font-name="Times New Roman" style:text-underline-style="none" fo:font-weight="bold" style:font-weight-asian="bold" style:font-name-complex="Times New Roman" style:font-weight-complex="bold"/>
    </style:style>
    <style:style style:name="T12" style:family="text">
      <style:text-properties fo:color="#000000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3" style:family="text">
      <style:text-properties fo:color="#000000" style:font-name="Times New Roman1" style:text-underline-style="none" fo:font-weight="bold" style:font-name-asian="Calibri" style:font-weight-asian="bold" style:font-name-complex="Times New Roman1" style:font-weight-complex="bold"/>
    </style:style>
    <style:style style:name="T14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5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tt McDade</text:p>
      <text:p text:style-name="P16"><text:span text:style-name="T1">4871 June Ave. Stow, Ohio 44224</text:span></text:p>
      <text:p text:style-name="P16"><text:span text:style-name="Internet_20_link"><text:span text:style-name="T10">mm263@zips.uakron.edu <text:s/>| <text:s/>330-283-0727 <text:s/></text:span></text:span><text:span text:style-name="Internet_20_link"><text:span text:style-name="T11">| </text:span></text:span><text:span text:style-name="Internet_20_link"><text:span text:style-name="T13"><text:s/></text:span></text:span><text:span text:style-name="Internet_20_link"><text:span text:style-name="T10">github.com/mattertater <text:s/>| <text:s/>mattmcdade.me</text:span></text:span></text:p>
      <text:p text:style-name="P15">__________________________________________________________________________________________________</text:p>
      <text:p text:style-name="P1"/>
      <text:p text:style-name="P6"><text:span text:style-name="T2">OBJECTIVE<text:tab/><text:tab/></text:span><text:span text:style-name="T3">Seeking a Full-time position in Data Science / Front-End Design</text:span></text:p>
      <text:p text:style-name="P3"/>
      <text:p text:style-name="P5"><text:span text:style-name="T5">EDUCATION<text:tab/><text:tab/></text:span><text:span text:style-name="T6">The University of Akron, Akron, Ohio<text:tab/><text:tab/><text:tab/><text:tab/>August 2015-Present</text:span></text:p>
      <text:list xml:id="list2729926847566806482" text:style-name="WW8Num3">
        <text:list-item>
          <text:p text:style-name="P10">Pursuing a Major in Computer Engineering with Minors in C.S. and Mathematics</text:p>
        </text:list-item>
        <text:list-item>
          <text:p text:style-name="P10">Expected Graduation: Spring 2019</text:p>
        </text:list-item>
        <text:list-item>
          <text:p text:style-name="P13">Current Cumulative GPA: 3.142</text:p>
        </text:list-item>
      </text:list>
      <text:p text:style-name="P4"><text:tab/><text:tab/><text:tab/>Stow-Munroe Falls High School, Stow, Ohio<text:tab/><text:tab/><text:tab/><text:tab/>June 2015 (Graduated)</text:p>
      <text:list xml:id="list38494160" text:continue-numbering="true" text:style-name="WW8Num3">
        <text:list-item>
          <text:p text:style-name="P10">Completed Six-District Compact Engineering Academy</text:p>
        </text:list-item>
        <text:list-item>
          <text:p text:style-name="P10">Completed and passed 5 AP-level classes and tests</text:p>
        </text:list-item>
        <text:list-item>
          <text:p text:style-name="P10">GPA: 4.2</text:p>
        </text:list-item>
      </text:list>
      <text:p text:style-name="P4">WORK <text:tab/><text:tab/></text:p>
      <text:p text:style-name="P4">EXPERIENCE <text:tab/>Summer IS Operations Intern, The J. M. Smucker Company<text:tab/><text:tab/>Summer 2017 &amp; 2018</text:p>
      <text:list xml:id="list5362885626028325141" text:style-name="WW8Num1">
        <text:list-item>
          <text:p text:style-name="P11">Updated and added features to existing in-house custom C#/ASP.NET applications</text:p>
        </text:list-item>
        <text:list-item>
          <text:p text:style-name="P11">Re-platformed legacy company sites from C#/ASP.NET into Pimcore 5/PHP</text:p>
        </text:list-item>
        <text:list-item>
          <text:p text:style-name="P11">Learned and implemented PowerShell scripts to automate redundant tasks</text:p>
        </text:list-item>
      </text:list>
      <text:p text:style-name="P4"><text:tab/><text:tab/><text:tab/>Engineering Mentor, University of Akron<text:tab/><text:tab/><text:tab/><text:tab/>August 2016-April 2017</text:p>
      <text:list xml:id="list38512055" text:continue-numbering="true" text:style-name="WW8Num1">
        <text:list-item>
          <text:p text:style-name="P11">Met with younger students in similar majors to help them get used to campus/classes</text:p>
        </text:list-item>
        <text:list-item>
          <text:p text:style-name="P11">Collaborated with fellow mentors to better assist freshman</text:p>
        </text:list-item>
      </text:list>
      <text:p text:style-name="P7">TWE at Stow-Munroe Falls High School, Stow, Ohio<text:tab/><text:tab/><text:tab/>August 2012-August 2015</text:p>
      <text:list xml:id="list2708234728686550026" text:style-name="WW8Num2">
        <text:list-item>
          <text:p text:style-name="P12">Maintained and replaced technology in the school building</text:p>
        </text:list-item>
        <text:list-item>
          <text:p text:style-name="P12">Assisted teachers with technology-related problems</text:p>
        </text:list-item>
        <text:list-item>
          <text:p text:style-name="P12">Troubleshot network and desktop issues, PC and Mac</text:p>
        </text:list-item>
        <text:list-item>
          <text:p text:style-name="P12">Managed large-scale technology redistribution/transitions</text:p>
        </text:list-item>
      </text:list>
      <text:p text:style-name="P2"/>
      <text:p text:style-name="P5"><text:span text:style-name="T5">SKILLS<text:tab/><text:tab/></text:span><text:span text:style-name="T14">‧</text:span><text:span text:style-name="T15"> </text:span><text:span text:style-name="T7">Git <text:s text:c="3"/></text:span><text:span text:style-name="T14">‧</text:span><text:span text:style-name="T15"> HTML</text:span><text:span text:style-name="T7"> <text:s text:c="3"/></text:span><text:span text:style-name="T14">‧</text:span><text:span text:style-name="T15"> CSS</text:span><text:span text:style-name="T7"> <text:s text:c="3"/></text:span><text:span text:style-name="T14">‧</text:span><text:span text:style-name="T15"> Python</text:span><text:span text:style-name="T4"> <text:s text:c="3"/></text:span><text:span text:style-name="T14">‧</text:span><text:span text:style-name="T15"> Javascript</text:span><text:span text:style-name="T8"> <text:s text:c="3"/></text:span><text:span text:style-name="T14">‧</text:span><text:span text:style-name="T15"> Java</text:span><text:span text:style-name="T4"> <text:s text:c="3"/></text:span><text:span text:style-name="T14">‧</text:span><text:span text:style-name="T15"> </text:span><text:span text:style-name="T4">PowerShell <text:s text:c="3"/></text:span><text:span text:style-name="T14">‧</text:span><text:span text:style-name="T15"> </text:span><text:span text:style-name="T8">C++ <text:s text:c="3"/></text:span><text:span text:style-name="T14">‧</text:span><text:span text:style-name="T15"> </text:span><text:span text:style-name="T8">Linux</text:span></text:p>
      <text:p text:style-name="P5"><text:span text:style-name="T4"><text:tab/><text:tab/><text:tab/></text:span><text:span text:style-name="T14">‧ </text:span><text:span text:style-name="T15">Raspberry Pi / Arduino<text:tab/> <text:s text:c="7"/></text:span><text:span text:style-name="T14">‧</text:span><text:span text:style-name="T15"> </text:span><text:span text:style-name="T4">Quick learner, pick up new skills easily <text:s/><text:tab/><text:tab/></text:span></text:p>
      <text:p text:style-name="P5"><text:span text:style-name="T4"><text:tab/><text:tab/><text:tab/></text:span><text:span text:style-name="T14">‧</text:span><text:span text:style-name="T15"> </text:span><text:span text:style-name="T4">Expert knowledge of Windows XP through 10, and general computer hardware/software</text:span></text:p>
      <text:p text:style-name="P5"><text:span text:style-name="T4"><text:tab/><text:tab/><text:tab/></text:span><text:span text:style-name="T14">‧</text:span><text:span text:style-name="T15"> </text:span><text:span text:style-name="T4">Excellent interpersonal skills, and sufficient Information Technology experience</text:span><text:span text:style-name="T5"> </text:span><text:span text:style-name="T7">(TWE)</text:span></text:p>
      <text:p text:style-name="P5"/>
      <text:p text:style-name="P4">EXTRACURRICULAR</text:p>
      <text:p text:style-name="P4">ACTIVITIES / <text:s/>PROJECTS</text:p>
      <text:p text:style-name="P4"><text:tab/><text:tab/><text:tab/>Logistics Lead/Website Designer, HAkron<text:tab/><text:tab/><text:tab/><text:tab/>August 2016-Present</text:p>
      <text:list xml:id="list38523168" text:continue-list="list38512055" text:style-name="WW8Num1">
        <text:list-item>
          <text:p text:style-name="P11">Assist in creation of first programming club on campus, boosting membership from 5 to 60+ students who attend weekly meetings and programming workshops</text:p>
        </text:list-item>
        <text:list-item>
          <text:p text:style-name="P11">Organized and ran three successful 24-hour hackathons in Akron with 130+ participants</text:p>
        </text:list-item>
        <text:list-item>
          <text:p text:style-name="P11">Designed hakron.io website, logos/artwork, and performed many other creative tasks</text:p>
        </text:list-item>
      </text:list>
      <text:p text:style-name="P4"><text:tab/><text:tab/><text:tab/>Secretary, IEEE Student Chapter UA<text:tab/><text:tab/><text:tab/><text:tab/><text:tab/>August 2015-2017</text:p>
      <text:list xml:id="list38502717" text:continue-numbering="true" text:style-name="WW8Num1">
        <text:list-item>
          <text:p text:style-name="P11">Helped reorganize student chapter on campus, increased membership from 5 to 30 students</text:p>
        </text:list-item>
        <text:list-item>
          <text:p text:style-name="P11">Secured sponsorship from the University of Akron Honors college</text:p>
        </text:list-item>
        <text:list-item>
          <text:p text:style-name="P14">Worked on school/personal projects, received help from professors</text:p>
        </text:list-item>
      </text:list>
      <text:p text:style-name="P4"><text:tab/><text:tab/><text:tab/>Programming Club, Founder and President<text:tab/><text:tab/><text:tab/><text:tab/>January 2014-2015</text:p>
      <text:list xml:id="list38509790" text:continue-numbering="true" text:style-name="WW8Num1">
        <text:list-item>
          <text:p text:style-name="P11">Designed and executed lessons in programming</text:p>
        </text:list-item>
        <text:list-item>
          <text:p text:style-name="P11">Work with both Java and C++ languages</text:p>
        </text:list-item>
        <text:list-item>
          <text:p text:style-name="P11">Assist fellow members in troubleshooting code and syntax errors</text:p>
        </text:list-item>
      </text:list>
      <text:p text:style-name="P2"/>
      <text:p text:style-name="P5"><text:span text:style-name="T5">AWARDS</text:span><text:span text:style-name="T4"> <text:tab/><text:tab/>Kent Hack Enough Hackathon – First Place Overall (PathFindAR)<text:tab/></text:span><text:span text:style-name="T6">2017</text:span></text:p>
      <text:p text:style-name="P5"><text:span text:style-name="T4"><text:tab/><text:tab/><text:tab/>Stow-Munroe Falls High School Rotary Club Award<text:tab/><text:tab/><text:tab/></text:span><text:span text:style-name="T5">2015</text:span><text:span text:style-name="T5"><text:tab/></text:span></text:p>
      <text:p text:style-name="P8"><text:span text:style-name="T4">University of Akron Future Engineer Award<text:tab/><text:tab/><text:tab/><text:tab/></text:span><text:span text:style-name="T5">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creation-date>2015-04-13T10:23:00</meta:creation-date>
    <dc:creator>Matthew McDade</dc:creator>
    <dc:date>2018-10-25T18:31:11.69</dc:date>
    <meta:print-date>2016-09-15T22:21:00</meta:print-date>
    <meta:editing-cycles>5</meta:editing-cycles>
    <meta:editing-duration>PT2H20M4S</meta:editing-duration>
    <meta:generator>OpenOffice/4.1.1$Win32 OpenOffice.org_project/411m6$Build-9775</meta:generator>
    <meta:document-statistic meta:table-count="0" meta:image-count="0" meta:object-count="0" meta:page-count="1" meta:paragraph-count="47" meta:word-count="414" meta:character-count="2958"/>
  </office:meta>
</office:document-meta>
</file>